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fo:color="#212529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 tema d'aquest últim debat del curs està relacionat amb els tràmits administratius i burocràtics que existeixen per crear una empresa a Espanya.</text:span><text:span text:style-name="T2"> </text:span><text:line-break/><text:span text:style-name="T2"> </text:span><text:line-break/><text:span text:style-name="T1">Heu de llegir els articles que teniu enllaçats a baix, reflexionar tenint en compte el que heu estudiat sobre els tràmits per crear una empresa al tema 6 i contestar a les preguntes següents:</text:span><text:span text:style-name="T2"> </text:span><text:line-break/><text:span text:style-name="T2"> </text:span><text:line-break/><text:span text:style-name="T1">Consideres que la burocràcia actual per crear una empresa a Espanya és excessiva? Com influeix en la productivitat? El fet de tenir tants tràmits obligatoris suposa més garanties a l'hora de crear empreses? Penses que els tràmits per crear una empresa pot influir en què molts emprenedors no materialitzen el seu projecte?</text:span><text:span text:style-name="T2"> </text:span><text:line-break/><text:span text:style-name="T2"> </text:span><text:line-break/><text:span text:style-name="T1">Feu una reflexió real i no us limiteu a la resposta fàcil i ràpida de dir que s'han d'eliminar tots els tràmits. </text:span><text:span text:style-name="T2"> </text:span><text:line-break/><text:span text:style-name="T2"> </text:span><text:line-break/><text:span text:style-name="T2"> </text:span><text:line-break/><text:a xlink:type="simple" xlink:href="https://www.eleconomista.es/economia/noticias/12464099/09/23/la-empresa-ve-a-la-burocracia-como-el-principal-enemigo-de-la-productividad.html" office:target-frame-name="_blank" xlink:show="new" text:style-name="Internet_20_link" text:visited-style-name="Visited_20_Internet_20_Link"><text:span text:style-name="T1">https://www.eleconomista.es/economia/noticias/12464099/09/23/la-empresa-ve-a-la-burocracia-como-el-principal-enemigo-de-la-productividad.html</text:span></text:a><text:span text:style-name="T2"> </text:span><text:line-break/><text:span text:style-name="T2"> </text:span><text:line-break/><text:a xlink:type="simple" xlink:href="https://nacidosparaserautonomos.elmundo.es/burocracia/espana-entre-los-paises-con-mas-burocracia-del-mundo" office:target-frame-name="_blank" xlink:show="new" text:style-name="Internet_20_link" text:visited-style-name="Visited_20_Internet_20_Link"><text:span text:style-name="T1">https://nacidosparaserautonomos.elmundo.es/burocracia/espana-entre-los-paises-con-mas-burocracia-del-mundo</text:span></text:a><text:span text:style-name="T2"> </text:span><text:line-break/><text:span text:style-name="T2"> </text:span><text:line-break/><text:a xlink:type="simple" xlink:href="https://www.larazon.es/economia/vuelva-usted-manana-burocracia-lastra-espana-retrasos-cuatro-anos_2023073164c700a41f1191000116247f.html" office:target-frame-name="_blank" xlink:show="new" text:style-name="Internet_20_link" text:visited-style-name="Visited_20_Internet_20_Link"><text:span text:style-name="T1">https://www.larazon.es/economia/vuelva-usted-manana-burocracia-lastra-espana-retrasos-cuatro-anos_2023073164c700a41f1191000116247f.html</text:span></text:a><text:span text:style-name="T2"> 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2T17:04:51.166000000</dc:date>
    <meta:editing-duration>PT7S</meta:editing-duration>
    <meta:editing-cycles>1</meta:editing-cycles>
    <meta:document-statistic meta:table-count="0" meta:image-count="0" meta:object-count="0" meta:page-count="1" meta:paragraph-count="1" meta:word-count="134" meta:character-count="1182" meta:non-whitespace-character-count="1026"/>
    <meta:generator>LibreOffice/7.2.2.2$Windows_X86_64 LibreOffice_project/02b2acce88a210515b4a5bb2e46cbfb63fe97d56</meta:generator>
  </office:meta>
</office:document-meta>
</file>